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07:00.762401239</meta:creation-date>
    <dc:date>2017-04-19T15:07:33.689440294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2.5.1$Linux_X86_64 LibreOffice_project/20m0$Build-1</meta:generator>
  </office:meta>
</office:document-meta>
</file>